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2">pushd C:\WORKS_2\WS\WS_Others.Art\JVEMV6\46_art\11_guitar</text:p>
          </table:table-cell>
        </table:table-row>
        <table:table-row>
          <table:table-cell table:style-name="表2.A2" office:value-type="string">
            <text:p text:style-name="P2">jvemv6_37_12_1_guitar-memo.bat</text:p>
          </table:table-cell>
        </table:table-row>
      </table:table>
      <text:list xml:id="list953823806260551878" text:style-name="L1">
        <text:list-item>
          <text:p text:style-name="P3"/>
        </text:list-item>
        <text:list-item>
          <text:p text:style-name="P3">entries.ods</text:p>
          <text:list>
            <text:list-item>
              <text:p text:style-name="P3">C – c<text:tab/>copy<text:tab/><text:tab/><text:tab/></text:p>
            </text:list-item>
          </text:list>
        </text:list-item>
        <text:list-item>
          <text:p text:style-name="P3">sakura<text:tab/></text:p>
          <text:list>
            <text:list-item>
              <text:p text:style-name="P3">C – v</text:p>
            </text:list-item>
            <text:list-item>
              <text:p text:style-name="P3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28743903" text:continue-numbering="true" text:style-name="L1">
        <text:list-item>
          <text:list>
            <text:list-item>
              <text:p text:style-name="P3">C – a &gt; C – c<text:tab/><text:tab/><text:tab/><text:tab/></text:p>
            </text:list-item>
          </text:list>
        </text:list-item>
        <text:list-item>
          <text:p text:style-name="P3">entries.ods</text:p>
          <text:list>
            <text:list-item>
              <text:p text:style-name="P3">C – v<text:tab/>(paste)</text:p>
            </text:list-item>
            <text:list-item>
              <text:p text:style-name="P3">C/P<text:tab/>(session num, code)</text:p>
            </text:list-item>
            <text:list-item>
              <text:p text:style-name="P3">C/P<text:tab/>(memos)</text:p>
            </text:list-item>
            <text:list-item>
              <text:p text:style-name="P3">C/P<text:tab/>(file name)</text:p>
            </text:list-item>
            <text:list-item>
              <text:p text:style-name="P3">edit</text:p>
              <text:list>
                <text:list-item>
                  <text:p text:style-name="P3">genre<text:tab/><text:tab/><text:tab/></text:p>
                </text:list-item>
                <text:list-item>
                  <text:p text:style-name="P3">time<text:tab/><text:tab/><text:tab/></text:p>
                </text:list-item>
                <text:list-item>
                  <text:p text:style-name="P3">s.n.<text:tab/><text:tab/><text:tab/></text:p>
                </text:list-item>
                <text:list-item>
                  <text:p text:style-name="P3">M – d &gt; a (range)</text:p>
                </text:list-item>
                <text:list-item>
                  <text:p text:style-name="P3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5996733461406397914" text:style-name="L2">
        <text:list-item>
          <text:p text:style-name="P4">open apps</text:p>
          <text:list>
            <text:list-item>
              <text:p text:style-name="P4">audacity</text:p>
            </text:list-item>
            <text:list-item>
              <text:p text:style-name="P4">itunes</text:p>
            </text:list-item>
          </text:list>
        </text:list-item>
        <text:list-item>
          <text:p text:style-name="P4">itunes</text:p>
          <text:list>
            <text:list-item>
              <text:p text:style-name="P4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----------------------------------------------- [STEPS : start playing] 20190911_172549</text:p>
      <text:list xml:id="list4305504190941641701" text:style-name="L3">
        <text:list-item>
          <text:p text:style-name="P5">start</text:p>
          <text:list>
            <text:list-item>
              <text:p text:style-name="P5"><text:soft-page-break/>web page : 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</text:p>
            </text:list-item>
            <text:list-item>
              <text:p text:style-name="P5">folder : C:\WORKS_2\WS\WS_Others.Art\JVEMV6\46_art\11_guitar</text:p>
            </text:list-item>
            <text:list-item>
              <text:p text:style-name="P5">mobile apps</text:p>
              <text:list>
                <text:list-item>
                  <text:p text:style-name="P5">garageband</text:p>
                </text:list-item>
              </text:list>
            </text:list-item>
            <text:list-item>
              <text:p text:style-name="P5">memo paper</text:p>
            </text:list-item>
            <text:list-item>
              <text:p text:style-name="P5">guitar</text:p>
            </text:list-item>
            <text:list-item>
              <text:p text:style-name="P5">pens</text:p>
            </text:list-item>
          </text:list>
        </text:list-item>
        <text:list-item>
          <text:p text:style-name="P5">actions</text:p>
          <text:list>
            <text:list-item>
              <text:p text:style-name="P5">choose target piece → e.g. “te-9”</text:p>
            </text:list-item>
            <text:list-item>
              <text:p text:style-name="P5">open resources</text:p>
              <text:list>
                <text:list-item>
                  <text:p text:style-name="P5">voice memo</text:p>
                </text:list-item>
                <text:list-item>
                  <text:p text:style-name="P5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5">routine ops</text:p>
          <text:list>
            <text:list-item>
              <text:p text:style-name="P5">technique pieces</text:p>
            </text:list-item>
            <text:list-item>
              <text:p text:style-name="P5">code progression patterns</text:p>
            </text:list-item>
            <text:list-item>
              <text:p text:style-name="P5">email items</text:p>
            </text:list-item>
            <text:list-item>
              <text:p text:style-name="P5"/>
            </text:list-item>
          </text:list>
        </text:list-item>
      </text:list>
      <text:p text:style-name="P1"/>
      <text:p text:style-name="P1">/ ----------------------------------------------- [STEPS : start playing] 20190911_172549 /</text:p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09-20T08:53:07.33</dc:date>
    <dc:creator>iwabuchi ken</dc:creator>
    <meta:editing-duration>PT53M42S</meta:editing-duration>
    <meta:editing-cycles>8</meta:editing-cycles>
    <meta:generator>OpenOffice/4.1.3$Win32 OpenOffice.org_project/413m1$Build-9783</meta:generator>
    <meta:document-statistic meta:table-count="2" meta:image-count="0" meta:object-count="0" meta:page-count="2" meta:paragraph-count="58" meta:word-count="188" meta:character-count="1607"/>
  </office:meta>
</office:document-meta>
</file>